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New" svg:font-family="'Courier New'" style:font-adornments="Standard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ataTypes" style:family="table">
      <style:table-properties style:width="17cm" table:align="margins"/>
    </style:style>
    <style:style style:name="DataTypes.A" style:family="table-column">
      <style:table-column-properties style:column-width="5.667cm" style:rel-column-width="21845*"/>
    </style:style>
    <style:style style:name="DataTypes.A1" style:family="table-cell">
      <style:table-cell-properties fo:padding="0.097cm" fo:border-left="0.05pt solid #000000" fo:border-right="none" fo:border-top="0.05pt solid #000000" fo:border-bottom="0.05pt solid #000000"/>
    </style:style>
    <style:style style:name="DataTypes.C1" style:family="table-cell">
      <style:table-cell-properties fo:padding="0.097cm" fo:border="0.05pt solid #000000"/>
    </style:style>
    <style:style style:name="DataTypes.A2" style:family="table-cell">
      <style:table-cell-properties fo:padding="0.097cm" fo:border-left="0.05pt solid #000000" fo:border-right="none" fo:border-top="none" fo:border-bottom="0.05pt solid #000000"/>
    </style:style>
    <style:style style:name="DataTypes.C2" style:family="table-cell">
      <style:table-cell-properties fo:padding="0.097cm" fo:border-left="0.05pt solid #000000" fo:border-right="0.05pt solid #000000" fo:border-top="none" fo:border-bottom="0.05pt solid #000000"/>
    </style:style>
    <style:style style:name="Operators" style:family="table">
      <style:table-properties style:width="17cm" table:align="margins"/>
    </style:style>
    <style:style style:name="Operators.A" style:family="table-column">
      <style:table-column-properties style:column-width="5.666cm" style:rel-column-width="21840*"/>
    </style:style>
    <style:style style:name="Operators.B" style:family="table-column">
      <style:table-column-properties style:column-width="5.667cm" style:rel-column-width="21847*"/>
    </style:style>
    <style:style style:name="Operators.C" style:family="table-column">
      <style:table-column-properties style:column-width="5.667cm" style:rel-column-width="21848*"/>
    </style:style>
    <style:style style:name="Operators.A1" style:family="table-cell">
      <style:table-cell-properties fo:padding="0.097cm" fo:border-left="0.05pt solid #000000" fo:border-right="none" fo:border-top="0.05pt solid #000000" fo:border-bottom="0.05pt solid #000000"/>
    </style:style>
    <style:style style:name="Operators.C1" style:family="table-cell">
      <style:table-cell-properties fo:padding="0.097cm" fo:border="0.05pt solid #000000"/>
    </style:style>
    <style:style style:name="Operators.A2" style:family="table-cell">
      <style:table-cell-properties fo:padding="0.097cm" fo:border-left="0.05pt solid #000000" fo:border-right="none" fo:border-top="none" fo:border-bottom="0.05pt solid #000000"/>
    </style:style>
    <style:style style:name="Operators.C2" style:family="table-cell">
      <style:table-cell-properties fo:padding="0.097cm" fo:border-left="0.05pt solid #000000" fo:border-right="0.05pt solid #000000" fo:border-top="none" fo:border-bottom="0.05pt solid #000000"/>
    </style:style>
    <style:style style:name="Shortcuts" style:family="table">
      <style:table-properties style:width="17cm" table:align="margins"/>
    </style:style>
    <style:style style:name="Shortcuts.A" style:family="table-column">
      <style:table-column-properties style:column-width="8.181cm" style:rel-column-width="31536*"/>
    </style:style>
    <style:style style:name="Shortcuts.B" style:family="table-column">
      <style:table-column-properties style:column-width="8.819cm" style:rel-column-width="33999*"/>
    </style:style>
    <style:style style:name="Shortcuts.A1" style:family="table-cell">
      <style:table-cell-properties fo:padding="0.097cm" fo:border-left="0.05pt solid #000000" fo:border-right="none" fo:border-top="0.05pt solid #000000" fo:border-bottom="0.05pt solid #000000"/>
    </style:style>
    <style:style style:name="Shortcuts.B1" style:family="table-cell">
      <style:table-cell-properties fo:padding="0.097cm" fo:border="0.05pt solid #000000"/>
    </style:style>
    <style:style style:name="Shortcuts.A2" style:family="table-cell">
      <style:table-cell-properties fo:padding="0.097cm" fo:border-left="0.05pt solid #000000" fo:border-right="none" fo:border-top="none" fo:border-bottom="0.05pt solid #000000"/>
    </style:style>
    <style:style style:name="Shortcuts.B2" style:family="table-cell">
      <style:table-cell-properties fo:padding="0.097cm" fo:border-left="0.05pt solid #000000" fo:border-right="0.05pt solid #000000" fo:border-top="none" fo:border-bottom="0.05pt solid #000000"/>
    </style:style>
    <style:style style:name="Attributes" style:family="table">
      <style:table-properties style:width="17cm" table:align="margins"/>
    </style:style>
    <style:style style:name="Attributes.A" style:family="table-column">
      <style:table-column-properties style:column-width="8.5cm" style:rel-column-width="32767*"/>
    </style:style>
    <style:style style:name="Attributes.B" style:family="table-column">
      <style:table-column-properties style:column-width="8.5cm" style:rel-column-width="32768*"/>
    </style:style>
    <style:style style:name="Attributes.A1" style:family="table-cell">
      <style:table-cell-properties fo:padding="0.097cm" fo:border-left="0.05pt solid #000000" fo:border-right="none" fo:border-top="0.05pt solid #000000" fo:border-bottom="0.05pt solid #000000"/>
    </style:style>
    <style:style style:name="Attributes.B1" style:family="table-cell">
      <style:table-cell-properties fo:padding="0.097cm" fo:border="0.05pt solid #000000"/>
    </style:style>
    <style:style style:name="Attributes.A2" style:family="table-cell">
      <style:table-cell-properties fo:padding="0.097cm" fo:border-left="0.05pt solid #000000" fo:border-right="none" fo:border-top="none" fo:border-bottom="0.05pt solid #000000"/>
    </style:style>
    <style:style style:name="Attributes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Table_20_Contents">
      <style:text-properties fo:font-weight="bold" style:font-weight-asian="bold" style:font-weight-complex="bold"/>
    </style:style>
    <style:style style:name="P4" style:family="paragraph" style:parent-style-name="Text_20_body" style:list-style-name="L1"/>
    <style:style style:name="P5" style:family="paragraph" style:parent-style-name="Heading_20_1" style:list-style-name=""/>
    <style:style style:name="P6" style:family="paragraph" style:parent-style-name="Heading_20_1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cinga 2 Configuration Syntax</text:h>
      <text:h text:style-name="Heading_20_2" text:outline-level="2">Object Definition</text:h>
      <text:p text:style-name="Text_20_body">Icinga 2 features an object-based configuration format. In order to define objects the „object“ keyword is used:</text:p>
      <text:p text:style-name="Code">object host „host1.example.org“ {</text:p>
      <text:p text:style-name="Code"><text:tab/>alias = „host1“,</text:p>
      <text:p text:style-name="Code"/>
      <text:p text:style-name="Code"><text:tab/>check_interval = 30,</text:p>
      <text:p text:style-name="Code"><text:tab/>retry_interval = 15,</text:p>
      <text:p text:style-name="Preformatted_20_Text"/>
      <text:p text:style-name="Code"><text:tab/>macros = {</text:p>
      <text:p text:style-name="Code"><text:tab/><text:tab/>address = „192.168.0.1“</text:p>
      <text:p text:style-name="Code"><text:tab/>}</text:p>
      <text:p text:style-name="Code">}</text:p>
      <text:p text:style-name="Standard"/>
      <text:p text:style-name="Standard"><text:span text:style-name="T1">Note</text:span>: The Icinga 2 configuration format is agnostic to whitespaces and new-lines.</text:p>
      <text:p text:style-name="Standard"/>
      <text:p text:style-name="Standard">Each object is uniquely identified by its type („host“) and name („localhost“). Objects can contain a <text:s/>comma-separated list of property declarations. The following data types are available for property values:</text:p>
      <text:p text:style-name="Standard"/>
      <table:table table:name="DataTypes" table:style-name="DataTypes">
        <table:table-column table:style-name="DataTypes.A" table:number-columns-repeated="3"/>
        <table:table-row>
          <table:table-cell table:style-name="DataTypes.A1" office:value-type="string">
            <text:p text:style-name="P3">Data Type</text:p>
          </table:table-cell>
          <table:table-cell table:style-name="DataTypes.A1" office:value-type="string">
            <text:p text:style-name="P3">Example</text:p>
          </table:table-cell>
          <table:table-cell table:style-name="DataTypes.C1" office:value-type="string">
            <text:p text:style-name="P3">Notes</text:p>
          </table:table-cell>
        </table:table-row>
        <table:table-row>
          <table:table-cell table:style-name="DataTypes.A2" office:value-type="string">
            <text:p text:style-name="Table_20_Contents">Number</text:p>
          </table:table-cell>
          <table:table-cell table:style-name="DataTypes.A2" office:value-type="string">
            <text:p text:style-name="Table_20_Contents">27 or -27.3</text:p>
          </table:table-cell>
          <table:table-cell table:style-name="DataTypes.C2" office:value-type="string">
            <text:p text:style-name="Table_20_Contents">–</text:p>
          </table:table-cell>
        </table:table-row>
        <table:table-row>
          <table:table-cell table:style-name="DataTypes.A2" office:value-type="string">
            <text:p text:style-name="Table_20_Contents">String</text:p>
          </table:table-cell>
          <table:table-cell table:style-name="DataTypes.A2" office:value-type="string">
            <text:p text:style-name="Table_20_Contents">„Hello World!“</text:p>
          </table:table-cell>
          <table:table-cell table:style-name="DataTypes.C2" office:value-type="string">
            <text:p text:style-name="Table_20_Contents">A string. No escape characters are supported at present – though this will likely change.</text:p>
          </table:table-cell>
        </table:table-row>
        <table:table-row>
          <table:table-cell table:style-name="DataTypes.A2" office:value-type="string">
            <text:p text:style-name="Table_20_Contents">Expression List</text:p>
          </table:table-cell>
          <table:table-cell table:style-name="DataTypes.A2" office:value-type="string">
            <text:p text:style-name="Table_20_Contents">{</text:p>
            <text:p text:style-name="Table_20_Contents"><text:tab/>address = „192.168.0.1“,</text:p>
            <text:p text:style-name="Table_20_Contents"><text:tab/>port = 443</text:p>
            <text:p text:style-name="Table_20_Contents">}</text:p>
          </table:table-cell>
          <table:table-cell table:style-name="DataTypes.C2" office:value-type="string">
            <text:p text:style-name="Table_20_Contents">A list of expressions that when executed has a dictionary as a result.</text:p>
          </table:table-cell>
        </table:table-row>
      </table:table>
      <text:p text:style-name="Standard"/>
      <text:h text:style-name="Heading_20_2" text:outline-level="2">Operators</text:h>
      <text:p text:style-name="Text_20_body">In addition to the „=“ operator shown above a number of other operators to manipulate configuration objects are supported. Here's a list of all available operators:</text:p>
      <table:table table:name="Operators" table:style-name="Operators">
        <table:table-column table:style-name="Operators.A"/>
        <table:table-column table:style-name="Operators.B"/>
        <table:table-column table:style-name="Operators.C"/>
        <table:table-row>
          <table:table-cell table:style-name="Operators.A1" office:value-type="string">
            <text:p text:style-name="P3">Operator</text:p>
          </table:table-cell>
          <table:table-cell table:style-name="Operators.A1" office:value-type="string">
            <text:p text:style-name="P3">Example</text:p>
          </table:table-cell>
          <table:table-cell table:style-name="Operators.C1" office:value-type="string">
            <text:p text:style-name="P3">Notes</text:p>
          </table:table-cell>
        </table:table-row>
        <table:table-row>
          <table:table-cell table:style-name="Operators.A2" office:value-type="string">
            <text:p text:style-name="Table_20_Contents">=</text:p>
          </table:table-cell>
          <table:table-cell table:style-name="Operators.A2" office:value-type="string">
            <text:p text:style-name="Table_20_Contents">{</text:p>
            <text:p text:style-name="Table_20_Contents"><text:tab/>a = 5,</text:p>
            <text:p text:style-name="Table_20_Contents"><text:tab/>a = 7</text:p>
            <text:p text:style-name="Table_20_Contents">}</text:p>
          </table:table-cell>
          <table:table-cell table:style-name="Operators.C2" office:value-type="string">
            <text:p text:style-name="Table_20_Contents">a is 7.</text:p>
          </table:table-cell>
        </table:table-row>
        <table:table-row>
          <table:table-cell table:style-name="Operators.A2" office:value-type="string">
            <text:p text:style-name="Table_20_Contents">+=</text:p>
          </table:table-cell>
          <table:table-cell table:style-name="Operators.A2" office:value-type="string">
            <text:p text:style-name="Table_20_Contents">{</text:p>
            <text:p text:style-name="Table_20_Contents"><text:tab/>a = { „hello“ },</text:p>
            <text:p text:style-name="Table_20_Contents"><text:tab/>a += { „world“ }</text:p>
            <text:p text:style-name="Table_20_Contents"><text:soft-page-break/>}</text:p>
          </table:table-cell>
          <table:table-cell table:style-name="Operators.C2" office:value-type="string">
            <text:p text:style-name="Table_20_Contents">a contains both „hello“ and „world“. This currently only works with expression lists.</text:p>
          </table:table-cell>
        </table:table-row>
        <table:table-row>
          <table:table-cell table:style-name="Operators.A2" office:value-type="string">
            <text:p text:style-name="Table_20_Contents">-=</text:p>
          </table:table-cell>
          <table:table-cell table:style-name="Operators.A2" office:value-type="string">
            <text:p text:style-name="Table_20_Contents">{</text:p>
            <text:p text:style-name="Table_20_Contents"><text:tab/>a = { „hello“, „world“ },</text:p>
            <text:p text:style-name="Table_20_Contents"><text:tab/>a -= { „world“ }</text:p>
            <text:p text:style-name="Table_20_Contents">}</text:p>
          </table:table-cell>
          <table:table-cell table:style-name="Operators.C2" office:value-type="string">
            <text:p text:style-name="Table_20_Contents">a contains „hello“. Trying to remove an item that does not exist is not an error. Not implemented yet.</text:p>
          </table:table-cell>
        </table:table-row>
        <table:table-row>
          <table:table-cell table:style-name="Operators.A2" office:value-type="string">
            <text:p text:style-name="Table_20_Contents">*=</text:p>
          </table:table-cell>
          <table:table-cell table:style-name="Operators.A2" office:value-type="string">
            <text:p text:style-name="Table_20_Contents">{</text:p>
            <text:p text:style-name="Table_20_Contents"><text:tab/>a = 60,</text:p>
            <text:p text:style-name="Table_20_Contents"><text:tab/>a *= 5</text:p>
            <text:p text:style-name="Table_20_Contents">}</text:p>
          </table:table-cell>
          <table:table-cell table:style-name="Operators.C2" office:value-type="string">
            <text:p text:style-name="Table_20_Contents">a is 300. This only works for integers. Not implemented yet.</text:p>
          </table:table-cell>
        </table:table-row>
        <table:table-row>
          <table:table-cell table:style-name="Operators.A2" office:value-type="string">
            <text:p text:style-name="Table_20_Contents">/=</text:p>
          </table:table-cell>
          <table:table-cell table:style-name="Operators.A2" office:value-type="string">
            <text:p text:style-name="Table_20_Contents">{</text:p>
            <text:p text:style-name="Table_20_Contents"><text:tab/>a = 300,</text:p>
            <text:p text:style-name="Table_20_Contents"><text:tab/>a /= 5</text:p>
            <text:p text:style-name="Table_20_Contents">}</text:p>
          </table:table-cell>
          <table:table-cell table:style-name="Operators.C2" office:value-type="string">
            <text:p text:style-name="Table_20_Contents">a is 60. This only works for integers. Not implemented yet.</text:p>
          </table:table-cell>
        </table:table-row>
      </table:table>
      <text:p text:style-name="Text_20_body"/>
      <text:h text:style-name="Heading_20_2" text:outline-level="2">Property Shortcuts</text:h>
      <text:p text:style-name="Text_20_body">The following shortcuts can be used in expression lists:</text:p>
      <table:table table:name="Shortcuts" table:style-name="Shortcuts">
        <table:table-column table:style-name="Shortcuts.A"/>
        <table:table-column table:style-name="Shortcuts.B"/>
        <table:table-row>
          <table:table-cell table:style-name="Shortcuts.A1" office:value-type="string">
            <text:p text:style-name="P3">Shortcut</text:p>
          </table:table-cell>
          <table:table-cell table:style-name="Shortcuts.B1" office:value-type="string">
            <text:p text:style-name="P3">Equivalent Code</text:p>
          </table:table-cell>
        </table:table-row>
        <table:table-row>
          <table:table-cell table:style-name="Shortcuts.A2" office:value-type="string">
            <text:p text:style-name="Table_20_Contents">{</text:p>
            <text:p text:style-name="Table_20_Contents"><text:tab/>„hello“</text:p>
            <text:p text:style-name="Table_20_Contents">}</text:p>
          </table:table-cell>
          <table:table-cell table:style-name="Shortcuts.B2" office:value-type="string">
            <text:p text:style-name="Table_20_Contents">{</text:p>
            <text:p text:style-name="Table_20_Contents"><text:tab/>hello = „hello“</text:p>
            <text:p text:style-name="Table_20_Contents">}</text:p>
          </table:table-cell>
        </table:table-row>
        <table:table-row>
          <table:table-cell table:style-name="Shortcuts.A2" office:value-type="string">
            <text:p text:style-name="Table_20_Contents">{</text:p>
            <text:p text:style-name="Table_20_Contents"><text:tab/>hello[„key“] = „world“</text:p>
            <text:p text:style-name="Table_20_Contents">}</text:p>
          </table:table-cell>
          <table:table-cell table:style-name="Shortcuts.B2" office:value-type="string">
            <text:p text:style-name="Table_20_Contents">{</text:p>
            <text:p text:style-name="Table_20_Contents"><text:tab/>hello += {</text:p>
            <text:p text:style-name="Table_20_Contents"><text:tab/><text:tab/>key = „world“</text:p>
            <text:p text:style-name="Table_20_Contents"><text:tab/>}</text:p>
            <text:p text:style-name="Table_20_Contents">}</text:p>
          </table:table-cell>
        </table:table-row>
      </table:table>
      <text:p text:style-name="Text_20_body"/>
      <text:h text:style-name="Heading_20_2" text:outline-level="2">Attributes</text:h>
      <text:p text:style-name="Text_20_body">Objects can have attributes that have special meaning. The following attributes can be specified (before the „object“ keyword):</text:p>
      <text:p text:style-name="Text_20_body"/>
      <table:table table:name="Attributes" table:style-name="Attributes">
        <table:table-column table:style-name="Attributes.A"/>
        <table:table-column table:style-name="Attributes.B"/>
        <table:table-row>
          <table:table-cell table:style-name="Attributes.A1" office:value-type="string">
            <text:p text:style-name="P3">Keyword</text:p>
          </table:table-cell>
          <table:table-cell table:style-name="Attributes.B1" office:value-type="string">
            <text:p text:style-name="P3">Usage</text:p>
          </table:table-cell>
        </table:table-row>
        <table:table-row>
          <table:table-cell table:style-name="Attributes.A2" office:value-type="string">
            <text:p text:style-name="Table_20_Contents">abstract</text:p>
          </table:table-cell>
          <table:table-cell table:style-name="Attributes.B2" office:value-type="string">
            <text:p text:style-name="Table_20_Contents">Identifies the object as a template which can be used by other object definitions. The object will not be instantiated on its own.</text:p>
          </table:table-cell>
        </table:table-row>
        <table:table-row>
          <table:table-cell table:style-name="Attributes.A2" office:value-type="string">
            <text:p text:style-name="Table_20_Contents">local</text:p>
          </table:table-cell>
          <table:table-cell table:style-name="Attributes.B2" office:value-type="string">
            <text:p text:style-name="Table_20_Contents">Disables replication for this object. The object will not be sent to remote Icinga instances.</text:p>
          </table:table-cell>
        </table:table-row>
      </table:table>
      <text:p text:style-name="Text_20_body"/>
      <text:h text:style-name="Heading_20_2" text:outline-level="2">Inheritance</text:h>
      <text:p text:style-name="Text_20_body">Objects can inherit properties from one or more other objects:</text:p>
      <text:p text:style-name="Code"><text:soft-page-break/>abstract object host „default-host“ {</text:p>
      <text:p text:style-name="Code"><text:tab/>check_interval = 30,</text:p>
      <text:p text:style-name="Code"/>
      <text:p text:style-name="Code"><text:tab/>macros = {</text:p>
      <text:p text:style-name="Code"><text:tab/><text:tab/>color = „red“</text:p>
      <text:p text:style-name="Code"><text:tab/>}</text:p>
      <text:p text:style-name="Code">}</text:p>
      <text:p text:style-name="Code"/>
      <text:p text:style-name="Code">abstract object host „test-host“ {</text:p>
      <text:p text:style-name="Code"><text:tab/>macros += {</text:p>
      <text:p text:style-name="Code"><text:tab/><text:tab/>color = „blue“</text:p>
      <text:p text:style-name="Code"><text:tab/>}</text:p>
      <text:p text:style-name="Code">}</text:p>
      <text:p text:style-name="Code"><text:tab/><text:tab/></text:p>
      <text:p text:style-name="Code"/>
      <text:p text:style-name="Code">object host „localhost“ inherits „test-host“ {</text:p>
      <text:p text:style-name="Code"><text:tab/>macros += {</text:p>
      <text:p text:style-name="Code"><text:tab/><text:tab/>address = „127.0.0.1“,</text:p>
      <text:p text:style-name="Code"><text:tab/><text:tab/>address6 = „::1“</text:p>
      <text:p text:style-name="Code"><text:tab/>}</text:p>
      <text:p text:style-name="Code">}</text:p>
      <text:p text:style-name="Standard"/>
      <text:p text:style-name="Standard"><text:span text:style-name="T1">Note</text:span>: The „default-host“ and „test-host“ objects is marked as templates using the „abstract“ keyword. Parent objects do not necessarily have to be „abstract“ though in general they are.</text:p>
      <text:p text:style-name="Standard"/>
      <text:p text:style-name="Standard"><text:span text:style-name="T1">Note</text:span>: The += operator is used to insert additional properties into the macros dictionary. The final dictionary contains all 3 macros and the property „color“ has the value „blue“.</text:p>
      <text:p text:style-name="Preformatted_20_Text"/>
      <text:p text:style-name="Standard">Parent objects are resolved in the order they're specified using the „inherits“ keyword. Parent objects must already be defined by the time they're used in an object definition.</text:p>
      <text:p text:style-name="Standard"/>
      <text:h text:style-name="Heading_20_2" text:outline-level="2">Comments</text:h>
      <text:p text:style-name="Text_20_body">The Icinga 2 configuration format supports C/C++-style comments:</text:p>
      <text:p text:style-name="Code">/*</text:p>
      <text:p text:style-name="Code"><text:s/>This is a comment.</text:p>
      <text:p text:style-name="Code"><text:s/>*/</text:p>
      <text:p text:style-name="Code">object host „localhost“ {</text:p>
      <text:p text:style-name="Code"><text:tab/>check_interval = 30, // this is also a comment.</text:p>
      <text:p text:style-name="Code"><text:tab/>retry_interval = 15</text:p>
      <text:p text:style-name="Code">}</text:p>
      <text:h text:style-name="Heading_20_2" text:outline-level="2">Includes</text:h>
      <text:p text:style-name="Text_20_body">Other configuration files can be included using the „include“ directive. Paths must be relative to the configuration file that contains the „include“ keyword:</text:p>
      <text:p text:style-name="Code">include „some/other/file.conf“</text:p>
      <text:h text:style-name="P6" text:outline-level="1">Icinga 2 Configuration Objects</text:h>
      <text:h text:style-name="Heading_20_2" text:outline-level="2">Type: application</text:h>
      <text:p text:style-name="Text_20_body">The „application“ type is used to specify global configuration parameters. There must be exactly one application object in each Icinga 2 configuration. Its name must be „icinga“ and the object must have the „local“ attribute:</text:p>
      <text:p text:style-name="Text_20_body"/>
      <text:p text:style-name="Code">local object application „icinga“ {</text:p>
      <text:p text:style-name="Code"><text:tab/>cert = „my-cert.pem“,</text:p>
      <text:p text:style-name="Code"><text:tab/>ca = „ca.crt“,</text:p>
      <text:p text:style-name="Code"/>
      <text:p text:style-name="Code"><text:tab/>node = „192.168.0.1“,</text:p>
      <text:p text:style-name="Code"><text:tab/>service = 7777,</text:p>
      <text:p text:style-name="Code"/>
      <text:p text:style-name="Code"><text:tab/>pidpath = „/var/run/icinga2.pid“</text:p>
      <text:p text:style-name="Code">}</text:p>
      <text:p text:style-name="Preformatted_20_Text"/>
      <text:h text:style-name="Heading_20_3" text:outline-level="3">Property: cert</text:h>
      <text:p text:style-name="Text_20_body">This is used to specify the SSL client certificate Icinga 2 will use when connecting to other Icinga 2 instances. This property is optional when you're setting up a non-networked Icinga 2 instance.</text:p>
      <text:h text:style-name="Heading_20_3" text:outline-level="3">Property: ca</text:h>
      <text:p text:style-name="Text_20_body">This is the public CA certificate that is used to verify connections from other Icinga 2 instances. This property is optional when you're setting up a non-networked Icinga 2 instance.</text:p>
      <text:h text:style-name="Heading_20_3" text:outline-level="3">Property: node</text:h>
      <text:p text:style-name="Text_20_body">The externally visible IP address that is used by other Icinga 2 instances to connect to this instance. This property is optional when you're setting up a non-networked Icinga 2 instance.</text:p>
      <text:h text:style-name="Heading_20_3" text:outline-level="3">Property: service</text:h>
      <text:p text:style-name="Text_20_body">The port this Icinga 2 instance should listen on. This property is optional when you're setting up a non-networked Icinga 2 instance.</text:p>
      <text:h text:style-name="Heading_20_3" text:outline-level="3">Property: pidpath</text:h>
      <text:p text:style-name="Text_20_body">Optional. The path to the PID file. Defaults to „icinga.pid“ in the current working directory.</text:p>
      <text:h text:style-name="Heading_20_2" text:outline-level="2">Type: component</text:h>
      <text:p text:style-name="Text_20_body">Icinga 2 uses a number of components to implement its feature-set. The „component“ configuration object is used to load these components and specify additional parameters for them. „component“ objects must have the „local“ attribute:</text:p>
      <text:p text:style-name="Code">local object component „discovery“ {</text:p>
      <text:p text:style-name="Code"><text:tab/>broker = 1</text:p>
      <text:p text:style-name="Code"><text:soft-page-break/>}</text:p>
      <text:h text:style-name="Heading_20_2" text:outline-level="2">Type: endpoint</text:h>
      <text:p text:style-name="Text_20_body">Endpoint objects are used by the „discovery“ component to specify the permissions and connection information for remote Icinga 2 instances:</text:p>
      <text:p text:style-name="Code">local object endpoint „icinga-c2“ {</text:p>
      <text:p text:style-name="Code"><text:tab/>node = „192.168.5.46“,</text:p>
      <text:p text:style-name="Code"><text:tab/>service = 7777,</text:p>
      <text:p text:style-name="Code"/>
      <text:p text:style-name="Code"><text:tab/>roles = { „all“ }</text:p>
      <text:p text:style-name="Code">}</text:p>
      <text:h text:style-name="Heading_20_3" text:outline-level="3">Property: node</text:h>
      <text:p text:style-name="Text_20_body">The hostname/IP address of the remote Icinga 2 instance.</text:p>
      <text:h text:style-name="Heading_20_3" text:outline-level="3">Property: service</text:h>
      <text:p text:style-name="Text_20_body">The port of the remote Icinga 2 instance.</text:p>
      <text:h text:style-name="Heading_20_3" text:outline-level="3">Property: roles</text:h>
      <text:p text:style-name="Text_20_body">A list of roles that specify the permissions for the endpoint.</text:p>
      <text:h text:style-name="Heading_20_2" text:outline-level="2">Type: role</text:h>
      <text:p text:style-name="Text_20_body">Role objects specify permissions for remote Icinga 2 instances:</text:p>
      <text:p text:style-name="Text_20_body">local object role „all“ {</text:p>
      <text:p text:style-name="Text_20_body"><text:tab/>publications = { „*“ },</text:p>
      <text:p text:style-name="Text_20_body"><text:tab/>subscriptions = { „*“ }</text:p>
      <text:p text:style-name="Text_20_body">}</text:p>
      <text:h text:style-name="Heading_20_3" text:outline-level="3">Property: publications</text:h>
      <text:p text:style-name="Text_20_body">A list of message types the remote Icinga 2 instance may send. Wildcards can be used here.</text:p>
      <text:h text:style-name="Heading_20_3" text:outline-level="3">Property: subscriptions</text:h>
      <text:p text:style-name="Text_20_body">A list of message types the remote Icinga 2 instance may receive. Wildcards can be used here.</text:p>
      <text:h text:style-name="Heading_20_2" text:outline-level="2">Type: service</text:h>
      <text:p text:style-name="Text_20_body">Service objects describe network services and how they should be checked by Icinga 2:</text:p>
      <text:p text:style-name="Code"/>
      <text:p text:style-name="Code">object service "localhost-uptime" { </text:p>
      <text:p text:style-name="Code"><text:tab/>host_name = „localhost“,</text:p>
      <text:p text:style-name="Code"/>
      <text:p text:style-name="Code"><text:tab/>alias = „localhost Uptime“,</text:p>
      <text:p text:style-name="Code"/>
      <text:p text:style-name="Code"><text:soft-page-break/><text:tab/>check_type = „nagios“,</text:p>
      <text:p text:style-name="Code"><text:tab/>check_command = "$plugindir$/check_snmp -H $address$ -C $community$ -o $oid$", </text:p>
      <text:p text:style-name="Code"/>
      <text:p text:style-name="Code"><text:tab/>macros = { </text:p>
      <text:p text:style-name="Code"><text:tab/><text:tab/>plugindir = "/usr/lib/nagios/plugins" ,</text:p>
      <text:p text:style-name="Code"><text:tab/><text:tab/>address = „127.0.0.1“,</text:p>
      <text:p text:style-name="Code"><text:tab/><text:tab/>community = "public" ,</text:p>
      <text:p text:style-name="Code"><text:tab/><text:tab/>oid = "DISMAN-EVENT-MIB::sysUpTimeInstance" </text:p>
      <text:p text:style-name="Code"><text:tab/>} </text:p>
      <text:p text:style-name="Code"/>
      <text:p text:style-name="Code"><text:tab/>check_interval = 60,</text:p>
      <text:p text:style-name="Code"><text:tab/>retry_interval = 15,</text:p>
      <text:p text:style-name="Code"/>
      <text:p text:style-name="Code"><text:tab/>dependencies = { „localhost-ping“ },</text:p>
      <text:p text:style-name="Code"/>
      <text:p text:style-name="Code"><text:tab/>servicegroups = { „all-services“, „snmp“ },</text:p>
      <text:p text:style-name="Code"/>
      <text:p text:style-name="Code"><text:tab/>checkers = { „*“ },</text:p>
      <text:p text:style-name="Code">} </text:p>
      <text:p text:style-name="Code"/>
      <text:h text:style-name="Heading_20_3" text:outline-level="3">Property: host_name</text:h>
      <text:p text:style-name="Text_20_body">The host this service belongs to. There must be a „host“ object with that name.</text:p>
      <text:h text:style-name="Heading_20_3" text:outline-level="3">Property: alias</text:h>
      <text:p text:style-name="Text_20_body">Optional. A short description of the service.</text:p>
      <text:h text:style-name="Heading_20_3" text:outline-level="3">Property: check_type</text:h>
      <text:p text:style-name="Text_20_body">The check type of the service. For now only Nagios-compatible plugins are supported („nagios“).</text:p>
      <text:h text:style-name="Heading_20_3" text:outline-level="3">Property: check_command</text:h>
      <text:p text:style-name="Text_20_body">Optional when not using check_type == „nagios“. The check command. This command may use macros.</text:p>
      <text:h text:style-name="Heading_20_3" text:outline-level="3">Property: check_interval</text:h>
      <text:p text:style-name="Text_20_body">Optional. The check interval (in seconds).</text:p>
      <text:h text:style-name="Heading_20_3" text:outline-level="3">Property: retry_interval</text:h>
      <text:p text:style-name="Text_20_body">Optional. The retry interval (in seconds). This is used when the service is in a soft state.</text:p>
      <text:h text:style-name="Heading_20_3" text:outline-level="3">Property: dependencies</text:h>
      <text:p text:style-name="Text_20_body">Optional. A list of services this service depends on. Used for reachability calculations.</text:p>
      <text:h text:style-name="Heading_20_3" text:outline-level="3"><text:soft-page-break/>Property: servicegroups</text:h>
      <text:p text:style-name="Text_20_body">Optional. The service groups this service belongs to.</text:p>
      <text:h text:style-name="Heading_20_3" text:outline-level="3">Property: checkers</text:h>
      <text:p text:style-name="Text_20_body">Optional. A list of remote endpoints that may check this service. Wildcards can be used here.</text:p>
      <text:h text:style-name="Heading_20_2" text:outline-level="2">Type: servicegroup</text:h>
      <text:p text:style-name="Text_20_body">A group of services:</text:p>
      <text:p text:style-name="Code">object servicegroup „snmp“ {</text:p>
      <text:p text:style-name="Code"><text:tab/>alias = „SNMP services“,</text:p>
      <text:p text:style-name="Code"/>
      <text:p text:style-name="Code"><text:tab/>notes_url = „http://www.example.org/“,</text:p>
      <text:p text:style-name="Code"><text:tab/>action_url = „http://www.example.org/“,</text:p>
      <text:p text:style-name="Code">}</text:p>
      <text:h text:style-name="Heading_20_3" text:outline-level="3">Property: alias</text:h>
      <text:p text:style-name="Text_20_body">Optional. A short description of the service group.</text:p>
      <text:h text:style-name="Heading_20_3" text:outline-level="3">Property: notes_url</text:h>
      <text:p text:style-name="Text_20_body">Optional. Notes URL. Used by the CGIs.</text:p>
      <text:h text:style-name="Heading_20_3" text:outline-level="3">action_url</text:h>
      <text:p text:style-name="Text_20_body">Optional. Action URL. Used by the CGIs.</text:p>
      <text:h text:style-name="Heading_20_2" text:outline-level="2">Type: host</text:h>
      <text:p text:style-name="Code">object host „localhost“ {</text:p>
      <text:p text:style-name="Code"><text:tab/>alias = „The best host there is“,</text:p>
      <text:p text:style-name="Code"/>
      <text:p text:style-name="Code"><text:tab/>hostgroups = { „all-hosts“ },</text:p>
      <text:p text:style-name="Code"/>
      <text:p text:style-name="Code"><text:tab/>hostchecks = { „ping“ },</text:p>
      <text:p text:style-name="Code"><text:tab/>dependencies = { „router-ping“ }</text:p>
      <text:p text:style-name="Code"/>
      <text:p text:style-name="Code"><text:tab/>services = {</text:p>
      <text:p text:style-name="Code"><text:tab/><text:tab/>„ping“,</text:p>
      <text:p text:style-name="Code"><text:tab/><text:tab/>„my-http“ {</text:p>
      <text:p text:style-name="Code"><text:tab/><text:tab/><text:tab/>service = „http“,</text:p>
      <text:p text:style-name="Code"/>
      <text:p text:style-name="Code"><text:tab/><text:tab/><text:tab/>macros = {</text:p>
      <text:p text:style-name="Code"><text:tab/><text:tab/><text:tab/><text:tab/>vhost = „test1.example.org“,</text:p>
      <text:p text:style-name="Code"><text:tab/><text:tab/><text:tab/><text:tab/>port = 81</text:p>
      <text:p text:style-name="Code"><text:tab/><text:tab/><text:tab/>}</text:p>
      <text:p text:style-name="Code"><text:tab/><text:tab/>}</text:p>
      <text:p text:style-name="Code"><text:tab/>}</text:p>
      <text:p text:style-name="Code"/>
      <text:p text:style-name="Code"><text:soft-page-break/><text:tab/>check_interval = 60,</text:p>
      <text:p text:style-name="Code"><text:tab/>retry_interval = 15,</text:p>
      <text:p text:style-name="Code"/>
      <text:p text:style-name="Code"><text:tab/>servicegroups = { „all-services“ },</text:p>
      <text:p text:style-name="Code"/>
      <text:p text:style-name="Code"><text:tab/>checkers = { „*“ },</text:p>
      <text:p text:style-name="Code">}</text:p>
      <text:h text:style-name="Heading_20_3" text:outline-level="3">Property: alias</text:h>
      <text:p text:style-name="Text_20_body">Optional. A short description of the host.</text:p>
      <text:h text:style-name="Heading_20_3" text:outline-level="3">Property: hostgroups</text:h>
      <text:p text:style-name="Text_20_body">Optional. A list of host groups this host belongs to.</text:p>
      <text:h text:style-name="Heading_20_3" text:outline-level="3">Property: hostchecks</text:h>
      <text:p text:style-name="Text_20_body">Optional. A list of services that are used to determine whether the host is up or down.</text:p>
      <text:h text:style-name="Heading_20_3" text:outline-level="3">Property: dependencies</text:h>
      <text:p text:style-name="Text_20_body">Optional. A list of services that are used to determine whether the host is unreachable.</text:p>
      <text:h text:style-name="Heading_20_3" text:outline-level="3">Property: services</text:h>
      <text:p text:style-name="Text_20_body">Inline definition of services. Each property in this dictionary specifies a service. If the value of a property is a string it is interpreted as the name of a service template and is used as a parent object for the new service. If it is a dictionary its service property is used to determine the parent object and all other service-related properties are additively copied into the new service object.</text:p>
      <text:p text:style-name="Text_20_body">The new service's name is „hostname-service“ - where „service“ is the dictionary key in the services dictionary.</text:p>
      <text:p text:style-name="Text_20_body">The priority for service properties is (from highest to lowest):</text:p>
      <text:list xml:id="list451665437" text:style-name="L1">
        <text:list-item>
          <text:p text:style-name="P4">Properties specified in the dictionary of the inline service definition</text:p>
        </text:list-item>
        <text:list-item>
          <text:p text:style-name="P4">Host properties</text:p>
        </text:list-item>
        <text:list-item>
          <text:p text:style-name="P4">Properties inherited from the new service's parent object</text:p>
        </text:list-item>
      </text:list>
      <text:h text:style-name="Heading_20_3" text:outline-level="3">Property: check_interval</text:h>
      <text:p text:style-name="Text_20_body">Optional. Copied into inline service definitions. The host itself does not have any checks.</text:p>
      <text:h text:style-name="Heading_20_3" text:outline-level="3">Property: retry_interval</text:h>
      <text:p text:style-name="Text_20_body">Optional. Copied into inline service definitions. The host itself does not have any checks.</text:p>
      <text:h text:style-name="Heading_20_3" text:outline-level="3">Property: servicegroups</text:h>
      <text:p text:style-name="Text_20_body">Optional. Copied into inline service definitions. The host itself does not have any checks.</text:p>
      <text:h text:style-name="Heading_20_3" text:outline-level="3"><text:soft-page-break/>Property: checkers</text:h>
      <text:p text:style-name="Text_20_body">Optional. Copied into inline service definitions. The host itself does not have any checks.</text:p>
      <text:h text:style-name="Heading_20_2" text:outline-level="2">Type: hostgroup</text:h>
      <text:p text:style-name="Text_20_body">A group of hosts:</text:p>
      <text:p text:style-name="Code">object hostgroup „my-hosts“ {</text:p>
      <text:p text:style-name="Code"><text:tab/>alias = „My hosts“,</text:p>
      <text:p text:style-name="Code"/>
      <text:p text:style-name="Code"><text:tab/>notes_url = „http://www.example.org/“,</text:p>
      <text:p text:style-name="Code"><text:tab/>action_url = „http://www.example.org/“,</text:p>
      <text:p text:style-name="Code">}</text:p>
      <text:h text:style-name="Heading_20_3" text:outline-level="3">Property: alias</text:h>
      <text:p text:style-name="Text_20_body">Optional. A short description of the host group.</text:p>
      <text:h text:style-name="Heading_20_3" text:outline-level="3">Property: notes_url</text:h>
      <text:p text:style-name="Text_20_body">Optional. Notes URL. Used by the CGIs.</text:p>
      <text:h text:style-name="Heading_20_3" text:outline-level="3">action_url</text:h>
      <text:p text:style-name="Text_20_body">Optional. Action URL. Used by the CGIs.</text:p>
      <text:h text:style-name="P5" text:outline-level="1"/>
      <text:h text:style-name="P6" text:outline-level="1">Icinga 2 Configuration Examples</text:h>
      <text:h text:style-name="Heading_20_2" text:outline-level="2">Non-networked minimal example</text:h>
      <text:p text:style-name="Code">local object application "icinga" { </text:p>
      <text:p text:style-name="Code"/>
      <text:p text:style-name="Code">} </text:p>
      <text:p text:style-name="Code"/>
      <text:p text:style-name="Code">local object component "checker" { </text:p>
      <text:p text:style-name="Code"/>
      <text:p text:style-name="Code">} </text:p>
      <text:p text:style-name="Code"/>
      <text:p text:style-name="Code">local object component "delegation" { </text:p>
      <text:p text:style-name="Code"/>
      <text:p text:style-name="Code">} </text:p>
      <text:p text:style-name="Code"/>
      <text:p text:style-name="Code">abstract object service "nagios-service" { </text:p>
      <text:p text:style-name="Code"><text:tab/>check_type = "nagios", </text:p>
      <text:p text:style-name="Code"/>
      <text:p text:style-name="Code"><text:tab/>macros = { </text:p>
      <text:p text:style-name="Code"><text:tab/><text:tab/>plugindir = "/usr/lib/nagios/plugins" </text:p>
      <text:p text:style-name="Code"><text:tab/>} </text:p>
      <text:p text:style-name="Code">} </text:p>
      <text:p text:style-name="Code"/>
      <text:p text:style-name="Code">abstract object service "ping" inherits "nagios-service" { </text:p>
      <text:p text:style-name="Code"><text:tab/>check_command = "$plugindir$/check_ping -H $address$ -w $wrta$,$wpl$% -c $crta$,$cpl$%", </text:p>
      <text:p text:style-name="Code"/>
      <text:p text:style-name="Code"><text:tab/>macros += { </text:p>
      <text:p text:style-name="Code"><text:tab/><text:tab/>wrta = 50, </text:p>
      <text:p text:style-name="Code"><text:tab/><text:tab/>wpl = 5, </text:p>
      <text:p text:style-name="Code"><text:tab/><text:tab/>crta = 100, </text:p>
      <text:p text:style-name="Code"><text:tab/><text:tab/>cpl = 10 </text:p>
      <text:p text:style-name="Code"><text:tab/>} </text:p>
      <text:p text:style-name="Code">} </text:p>
      <text:p text:style-name="Code"/>
      <text:p text:style-name="Code">object host "localhost" { </text:p>
      <text:p text:style-name="Code"><text:tab/>services = { "ping" }, </text:p>
      <text:p text:style-name="Code"/>
      <text:p text:style-name="Code"><text:tab/>macros = { </text:p>
      <text:p text:style-name="Code"><text:tab/><text:tab/>address = "127.0.0.1" </text:p>
      <text:p text:style-name="Code"><text:tab/>}, </text:p>
      <text:p text:style-name="Code"/>
      <text:p text:style-name="Code"><text:tab/>check_interval = 10 </text:p>
      <text:p text:style-name="Code">} </text:p>
      <text:p text:style-name="Code"/>
      <text:p text:style-name="P2">Note<text:span text:style-name="T2">: You may also want to load the „compat“ component if you want Icinga 2 to write status.dat and objects.cache fil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ourier New" svg:font-family="'Courier New'" style:font-adornments="Standard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de" style:family="paragraph" style:parent-style-name="Standard" style:next-style-name="Preformatted_20_Text" style:class="text" style:master-page-name="">
      <style:paragraph-properties style:page-number="auto"/>
      <style:text-properties style:font-name="Courier New" style:font-size-asian="10.5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roid Sans Mono" fo:font-size="10pt" style:font-name-asian="WenQuanYi Micro Hei" style:font-size-asian="10pt" style:font-name-complex="Lohit Hindi2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style:page-number="auto"/>
      <style:text-properties fo:font-size="12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nnar Beutner</meta:initial-creator>
    <meta:creation-date>2012-07-10T09:48:13</meta:creation-date>
    <dc:date>2012-07-13T08:26:16</dc:date>
    <meta:editing-duration>PT1H49M55S</meta:editing-duration>
    <meta:editing-cycles>144</meta:editing-cycles>
    <meta:generator>LibreOffice/3.5$Linux_X86_64 LibreOffice_project/350m1$Build-2</meta:generator>
    <dc:creator>Gunnar Beutner</dc:creator>
    <meta:document-statistic meta:table-count="4" meta:image-count="0" meta:object-count="0" meta:page-count="10" meta:paragraph-count="311" meta:word-count="1743" meta:character-count="9772" meta:non-whitespace-character-count="9196"/>
  </office:meta>
</office:document-meta>
</file>